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40000001E0F3C1779C.png" manifest:media-type=""/>
  <manifest:file-entry manifest:full-path="Pictures/100000000000040000000300B38639F5.jpg" manifest:media-type=""/>
  <manifest:file-entry manifest:full-path="Pictures/1000000000000140000001E02CE40A88.png" manifest:media-type=""/>
  <manifest:file-entry manifest:full-path="Pictures/10000201000002D000000258F59AD324.png" manifest:media-type=""/>
  <manifest:file-entry manifest:full-path="Pictures/1000000000000140000001E0BBDC1C77.png" manifest:media-type=""/>
  <manifest:file-entry manifest:full-path="Pictures/100002010000040000000300821F245D.png" manifest:media-type=""/>
  <manifest:file-entry manifest:full-path="Pictures/10000000000000400000004086F1C4FC.png" manifest:media-type=""/>
  <manifest:file-entry manifest:full-path="Pictures/200000010000684200003A9E0E35DF6F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fo:min-height="11.475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subtitle">
      <style:graphic-properties draw:fill-color="#ffffff" draw:auto-grow-height="true" fo:min-height="11.475cm"/>
    </style:style>
    <style:style style:name="pr4" style:family="presentation" style:parent-style-name="AbstractGreen-subtitle">
      <style:graphic-properties draw:fill-color="#ffffff" draw:auto-grow-height="true" fo:min-height="14.992cm"/>
    </style:style>
    <style:style style:name="P1" style:family="paragraph">
      <style:text-properties fo:color="#333333" style:text-outline="true" fo:font-family="'URW Chancery L'" style:font-pitch="variable"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88pt" fo:font-weight="bold" style:font-size-asian="88pt" style:font-weight-asian="bold" style:font-size-complex="88pt" style:font-weight-complex="bold"/>
    </style:style>
    <style:style style:name="P4" style:family="paragraph">
      <style:text-properties fo:font-size="28.1000003814697pt"/>
    </style:style>
    <style:style style:name="P5" style:family="paragraph">
      <style:text-properties fo:color="#ff0000" fo:font-size="72pt" fo:font-weight="bold" style:font-size-asian="88pt" style:font-weight-asian="bold" style:font-size-complex="88pt" style:font-weight-complex="bold"/>
    </style:style>
    <style:style style:name="P6" style:family="paragraph">
      <style:text-properties fo:color="#00ff00"/>
    </style:style>
    <style:style style:name="P7" style:family="paragraph">
      <style:text-properties fo:color="#00ff00" fo:font-size="72pt" fo:font-weight="bold" style:font-size-asian="88pt" style:font-weight-asian="bold" style:font-size-complex="88pt" style:font-weight-complex="bold"/>
    </style:style>
    <style:style style:name="T1" style:family="text">
      <style:text-properties fo:color="#333333" style:text-outline="true" fo:font-family="'URW Chancery L'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0000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ff0000" fo:font-size="72pt" fo:font-weight="bold" style:font-size-asian="88pt" style:font-weight-asian="bold" style:font-size-complex="88pt" style:font-weight-complex="bold"/>
    </style:style>
    <style:style style:name="T4" style:family="text">
      <style:text-properties fo:color="#00ff00" fo:font-size="72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draw:frame presentation:style-name="pr1" draw:text-style-name="P1" draw:layer="layout" svg:width="23.848cm" svg:height="11.475cm" svg:x="2.075cm" svg:y="4cm" presentation:class="subtitle" presentation:user-transformed="true">
          <draw:text-box>
            <text:p><text:span text:style-name="T1">Zen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32">
        <draw:frame presentation:style-name="pr1" draw:text-style-name="P1" draw:layer="layout" svg:width="23.848cm" svg:height="11.475cm" svg:x="-2.725cm" svg:y="1.3cm" presentation:class="subtitle" presentation:user-transformed="true">
          <draw:text-box>
            <text:p><text:span text:style-name="T1">klid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1T32">
        <draw:frame presentation:style-name="pr1" draw:text-style-name="P1" draw:layer="layout" svg:width="23.848cm" svg:height="11.475cm" svg:x="1.175cm" svg:y="10.3cm" presentation:class="subtitle" presentation:user-transformed="true">
          <draw:text-box>
            <text:p><text:span text:style-name="T1">soustředění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1T32">
        <draw:frame presentation:style-name="pr1" draw:text-style-name="P1" draw:layer="layout" svg:width="23.848cm" svg:height="11.475cm" svg:x="7.875cm" svg:y="3.7cm" presentation:class="subtitle" presentation:user-transformed="true">
          <draw:text-box>
            <text:p><text:span text:style-name="T1">pohoda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1T32">
        <draw:frame presentation:style-name="pr1" draw:text-style-name="P1" draw:layer="layout" svg:width="23.848cm" svg:height="11.475cm" svg:x="-1.525cm" svg:y="7.4cm" presentation:class="subtitle" presentation:user-transformed="true">
          <draw:text-box>
            <text:p><text:span text:style-name="T1">„</text:span><text:span text:style-name="T1">nirvána“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draw:frame draw:style-name="gr2" draw:text-style-name="P2" draw:layer="layout" svg:width="12.573cm" svg:height="10.478cm" svg:x="7.6cm" svg:y="4.4cm">
          <draw:image xlink:href="Pictures/10000201000002D000000258F59AD32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presentation:style-name="pr1" draw:text-style-name="P3" draw:layer="layout" svg:width="23.848cm" svg:height="11.475cm" svg:x="2.075cm" svg:y="4.117cm" presentation:class="subtitle" presentation:user-transformed="true">
          <draw:text-box>
            <text:p><text:span text:style-name="T2">StressTwist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draw:style-name="gr2" draw:text-style-name="P2" draw:layer="layout" svg:width="12.517cm" svg:height="18.777cm" svg:x="0.683cm" svg:y="1cm">
          <draw:image xlink:href="Pictures/1000000000000140000001E02CE40A8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draw:style-name="gr2" draw:text-style-name="P2" draw:layer="layout" svg:width="12.517cm" svg:height="18.777cm" svg:x="0.683cm" svg:y="1cm">
          <draw:image xlink:href="Pictures/1000000000000140000001E02CE40A88.png" xlink:type="simple" xlink:show="embed" xlink:actuate="onLoad">
            <text:p/>
          </draw:image>
        </draw:frame>
        <draw:frame draw:style-name="gr2" draw:text-style-name="P2" draw:layer="layout" svg:width="12.4cm" svg:height="18.601cm" svg:x="14.4cm" svg:y="1.2cm">
          <draw:image xlink:href="Pictures/1000000000000140000001E0F3C1779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draw:style-name="gr2" draw:text-style-name="P2" draw:layer="layout" svg:width="12.851cm" svg:height="19.278cm" svg:x="7.649cm" svg:y="0.723cm">
          <draw:image xlink:href="Pictures/1000000000000140000001E0BBDC1C7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draw:style-name="gr2" draw:text-style-name="P2" draw:layer="layout" svg:width="8.717cm" svg:height="13.077cm" svg:x="0.383cm" svg:y="3.8cm">
          <draw:image xlink:href="Pictures/1000000000000140000001E02CE40A88.png" xlink:type="simple" xlink:show="embed" xlink:actuate="onLoad">
            <text:p/>
          </draw:image>
        </draw:frame>
        <draw:frame draw:style-name="gr2" draw:text-style-name="P2" draw:layer="layout" svg:width="8.733cm" svg:height="13.1cm" svg:x="9.6cm" svg:y="3.9cm">
          <draw:image xlink:href="Pictures/1000000000000140000001E0F3C1779C.png" xlink:type="simple" xlink:show="embed" xlink:actuate="onLoad">
            <text:p/>
          </draw:image>
        </draw:frame>
        <draw:frame draw:style-name="gr2" draw:text-style-name="P2" draw:layer="layout" svg:width="8.784cm" svg:height="13.177cm" svg:x="18.8cm" svg:y="3.823cm">
          <draw:image xlink:href="Pictures/1000000000000140000001E0BBDC1C7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presentation:style-name="pr3" draw:text-style-name="P5" draw:layer="layout" svg:width="23.848cm" svg:height="11.475cm" svg:x="-0.825cm" svg:y="9.417cm" presentation:class="subtitle" presentation:user-transformed="true">
          <draw:text-box>
            <text:p><text:span text:style-name="T3">mobilní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presentation:style-name="pr3" draw:text-style-name="P5" draw:layer="layout" svg:width="17.625cm" svg:height="11.475cm" svg:x="9.275cm" svg:y="-0.283cm" presentation:class="subtitle" presentation:user-transformed="true">
          <draw:text-box>
            <text:p><text:span text:style-name="T3">věkově neomezený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presentation:style-name="pr3" draw:text-style-name="P5" draw:layer="layout" svg:width="17.625cm" svg:height="11.475cm" svg:x="-1.125cm" svg:y="-1.683cm" presentation:class="subtitle" presentation:user-transformed="true">
          <draw:text-box>
            <text:p><text:span text:style-name="T3">nevídané uvolnění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1T32">
        <draw:frame draw:style-name="gr2" draw:text-style-name="P2" draw:layer="layout" svg:width="28cm" svg:height="21cm" svg:x="0cm" svg:y="0cm">
          <draw:image xlink:href="Pictures/10000000000000400000004086F1C4FC.png" xlink:type="simple" xlink:show="embed" xlink:actuate="onLoad">
            <text:p/>
          </draw:image>
        </draw:frame>
        <draw:frame presentation:style-name="pr4" draw:text-style-name="P7" draw:layer="layout" svg:width="22.7cm" svg:height="14.992cm" svg:x="2cm" svg:y="2.1cm" presentation:class="subtitle" presentation:user-transformed="true">
          <draw:text-box>
            <text:p text:style-name="P6"><text:span text:style-name="T4">Zen</text:span></text:p>
            <text:p text:style-name="P6"><text:span text:style-name="T4">+</text:span></text:p>
            <text:p text:style-name="P6"><text:span text:style-name="T4">StressTwister</text:span></text:p>
            <text:p text:style-name="P6"><text:span text:style-name="T4">=</text:span></text:p>
            <text:p text:style-name="P6"><text:span text:style-name="T3">LIFE!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dient_20_10" draw:display-name="Gradient 10" draw:style="linear" draw:start-color="#0000ff" draw:end-color="#000000" draw:start-intensity="100%" draw:end-intensity="100%" draw:angle="1350" draw:border="0%"/>
    <draw:gradient draw:name="Gradient_20_11" draw:display-name="Gradient 11" draw:style="linear" draw:start-color="#000000" draw:end-color="#0000ff" draw:start-intensity="100%" draw:end-intensity="100%" draw:angle="270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Orange_20_Gradient_20_2" draw:display-name="Orange Gradient 2" draw:style="linear" draw:start-color="#ff6600" draw:end-color="#ffff00" draw:start-intensity="100%" draw:end-intensity="100%" draw:angle="0" draw:border="5%"/>
    <draw:gradient draw:name="渐变_20_new21" draw:display-name="渐变 new21" draw:style="linear" draw:start-color="#ceecff" draw:end-color="#ffffff" draw:start-intensity="100%" draw:end-intensity="100%" draw:angle="0" draw:border="0%"/>
    <draw:gradient draw:name="渐变_20_new5" draw:display-name="渐变 new5" draw:style="linear" draw:start-color="#d2e2f3" draw:end-color="#387293" draw:start-intensity="100%" draw:end-intensity="100%" draw:angle="0" draw:border="0%"/>
    <draw:hatch draw:name="Hatch_20_91" draw:display-name="Hatch 91" draw:style="single" draw:color="#000000" draw:distance="0.02cm" draw:rotation="0"/>
    <draw:fill-image draw:name="background" xlink:href="Pictures/100002010000040000000300821F245D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-background" style:family="presentation">
      <style:graphic-properties draw:stroke="none" draw:fill="none"/>
      <style:text-properties style:letter-kerning="true"/>
    </style:style>
    <style:style style:name="Sales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Sa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ales-outline1" style:family="presentation">
      <style:graphic-properties draw:stroke="none" draw:fill="none">
        <text:list-style style:name="Sa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es-outline2" style:family="presentation" style:parent-style-name="Sal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les-outline3" style:family="presentation" style:parent-style-name="Sal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les-outline4" style:family="presentation" style:parent-style-name="Sal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les-outline5" style:family="presentation" style:parent-style-name="Sal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6" style:family="presentation" style:parent-style-name="Sal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7" style:family="presentation" style:parent-style-name="Sal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8" style:family="presentation" style:parent-style-name="Sal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outline9" style:family="presentation" style:parent-style-name="Sal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es-subtitle" style:family="presentation">
      <style:graphic-properties draw:stroke="none" draw:fill="none" draw:textarea-vertical-align="middle">
        <text:list-style style:name="Sal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es-title" style:family="presentation">
      <style:graphic-properties draw:stroke="none" draw:fill="none" draw:textarea-vertical-align="middle">
        <text:list-style style:name="Sal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9.7000007629395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76cm" fo:text-indent="0cm"/>
      <style:text-properties style:use-window-font-color="true" style:text-outline="false" style:text-line-through-style="none" fo:font-family="'Liberation Sans'" style:font-family-generic="roman" style:font-pitch="variable" fo:font-size="82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1.021cm" fo:text-indent="0cm"/>
      <style:text-properties fo:font-size="72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764cm" fo:text-indent="0cm"/>
      <style:text-properties fo:font-size="61.5999984741211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507cm" fo:text-indent="0cm"/>
      <style:text-properties fo:font-size="51.400001525878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12.69999694824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a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l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al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-backgroundobjects">
      <style:graphic-properties draw:stroke="none" draw:fill="none" draw:auto-grow-height="false" fo:min-height="1.449cm" fo:wrap-option="wrap"/>
    </style:style>
    <style:style style:name="Mpr5" style:family="presentation" style:parent-style-name="Výchozí-backgroundobjects">
      <style:graphic-properties draw:stroke="none" draw:fill="none" draw:auto-grow-height="false" fo:min-height="1.397cm" fo:wrap-option="wrap"/>
    </style:style>
    <style:style style:name="Mpr6" style:family="presentation" style:parent-style-name="Výchozí-backgroundobjects">
      <style:graphic-properties draw:stroke="none" draw:fill="none" draw:textarea-vertical-align="bottom" draw:auto-grow-height="false" fo:min-height="1.397cm" fo:wrap-option="wrap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punctuation-wrap="simple" style:line-break="strict" style:writing-mode="lr-tb" style:font-independent-line-spacing="true"/>
    </style:style>
    <style:style style:name="MP5" style:family="paragraph">
      <style:paragraph-properties style:punctuation-wrap="simple" style:line-break="strict" style:writing-mode="lr-tb"/>
      <style:text-properties fo:color="#dddddd" fo:font-size="14pt" style:font-size-asian="14pt" style:font-size-complex="14pt"/>
    </style:style>
    <style:style style:name="MP6" style:family="paragraph">
      <style:paragraph-properties fo:text-align="center" style:punctuation-wrap="simple" style:line-break="strict" style:writing-mode="lr-tb"/>
      <style:text-properties fo:color="#dddddd" fo:font-size="14pt" style:font-size-asian="14pt" style:font-size-complex="14pt"/>
    </style:style>
    <style:style style:name="MP7" style:family="paragraph">
      <style:paragraph-properties fo:text-align="end" style:punctuation-wrap="simple" style:line-break="strict" style:writing-mode="lr-tb"/>
      <style:text-properties fo:color="#dddddd" fo:font-size="14pt" style:font-size-asian="14pt" style:font-size-complex="14pt"/>
    </style:style>
    <style:style style:name="MP8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ales" style:page-layout-name="PM1" draw:style-name="Mdp1">
      <draw:frame presentation:style-name="Sales-title" draw:layer="backgroundobjects" svg:width="25.199cm" svg:height="3.506cm" svg:x="1.4cm" svg:y="0.837cm" presentation:class="title" presentation:placeholder="true">
        <draw:text-box/>
      </draw:frame>
      <draw:frame presentation:style-name="Sales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Sales-title" draw:layer="backgroundobjects" svg:width="14.848cm" svg:height="11.136cm" svg:x="3.075cm" svg:y="2.257cm" presentation:class="page"/>
        <draw:frame presentation:style-name="Sal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1">
      <draw:frame draw:name="位图2" draw:style-name="Mgr3" draw:text-style-name="MP4" draw:layer="backgroundobjects" svg:width="28.001cm" svg:height="21.001cm" svg:x="-0.001cm" svg:y="0cm">
        <draw:image xlink:href="Pictures/100000000000040000000300B38639F5.jpg" xlink:type="simple" xlink:show="embed" xlink:actuate="onLoad">
          <text:p/>
        </draw:image>
      </draw:frame>
      <draw:frame presentation:style-name="Výchozí-title" draw:layer="backgroundobjects" svg:width="23.848cm" svg:height="4.494cm" svg:x="2.075cm" svg:y="5.617cm" presentation:class="title" presentation:placeholder="true">
        <draw:text-box/>
      </draw:frame>
      <draw:frame presentation:style-name="Výchozí-subtitle" draw:layer="backgroundobjects" svg:width="19.631cm" svg:height="5.347cm" svg:x="4.183cm" svg:y="11cm" presentation:class="subtitle" presentation:placeholder="true">
        <draw:text-box/>
      </draw:frame>
      <draw:frame presentation:style-name="Mpr4" draw:text-style-name="MP5" draw:layer="backgroundobjects" svg:width="6.523cm" svg:height="1.448cm" svg:x="1.4cm" svg:y="19.131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7" draw:layer="backgroundobjects" svg:width="6.523cm" svg:height="1.448cm" svg:x="20.076cm" svg:y="19.131cm" presentation:class="page-number">
        <draw:text-box>
          <text:p text:style-name="MP7"><text:span text:style-name="MT2"><text:page-number>&lt;číslo&gt;</text:page-number></text:span></text:p>
        </draw:text-box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presentation:notes style:page-layout-name="PM0">
        <draw:page-thumbnail presentation:style-name="Výchozí-title" draw:layer="backgroundobjects" svg:width="13.586cm" svg:height="11.136cm" svg:x="3.705cm" svg:y="2.256cm" presentation:class="page"/>
        <draw:frame presentation:style-name="Výchozí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čísl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4" draw:text-style-name="MP10" draw:layer="backgroundobjects" svg:width="27.999cm" svg:height="21cm" svg:x="0cm" svg:y="0cm">
        <draw:image xlink:href="Pictures/200000010000684200003A9E0E35DF6F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8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07:21:27</meta:creation-date>
    <dc:date>2013-03-03T09:51:07</dc:date>
    <meta:editing-duration>PT1H26M22S</meta:editing-duration>
    <meta:editing-cycles>12</meta:editing-cycles>
    <meta:generator>LibreOffice/3.6$Linux_X86_64 LibreOffice_project/360m1$Build-2</meta:generator>
    <meta:document-statistic meta:object-count="103"/>
  </office:meta>
</office:document-meta>
</file>